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7b14"/>
    </style:style>
    <style:style style:name="P2" style:family="paragraph" style:parent-style-name="Standard">
      <style:text-properties style:font-name="Liberation Sans" fo:font-weight="normal" officeooo:rsid="00186ced" officeooo:paragraph-rsid="001f7b14" style:font-weight-asian="normal" style:font-weight-complex="normal"/>
    </style:style>
    <style:style style:name="P3" style:family="paragraph" style:parent-style-name="Standard" style:list-style-name="L2">
      <style:text-properties style:font-name="Liberation Sans" fo:font-weight="normal" officeooo:rsid="001f7b14" officeooo:paragraph-rsid="001f7b14" style:font-weight-asian="normal" style:font-weight-complex="normal"/>
    </style:style>
    <style:style style:name="P4" style:family="paragraph" style:parent-style-name="Standard" style:list-style-name="L2">
      <style:text-properties style:font-name="Liberation Sans" fo:font-weight="normal" officeooo:rsid="0020e9a5" officeooo:paragraph-rsid="0020e9a5" style:font-weight-asian="normal" style:font-weight-complex="normal"/>
    </style:style>
    <style:style style:name="P5" style:family="paragraph" style:parent-style-name="Standard" style:list-style-name="L2">
      <style:text-properties style:font-name="Liberation Sans" fo:font-weight="normal" officeooo:rsid="00215806" officeooo:paragraph-rsid="00215806" style:font-weight-asian="normal" style:font-weight-complex="normal"/>
    </style:style>
    <style:style style:name="P6" style:family="paragraph" style:parent-style-name="Standard" style:list-style-name="L2">
      <style:text-properties style:font-name="Liberation Sans" fo:font-weight="normal" officeooo:rsid="00215806" officeooo:paragraph-rsid="00267391" style:font-weight-asian="normal" style:font-weight-complex="normal"/>
    </style:style>
    <style:style style:name="P7" style:family="paragraph" style:parent-style-name="Standard" style:list-style-name="L2">
      <style:text-properties style:font-name="Liberation Sans" fo:font-weight="normal" officeooo:rsid="0022e29d" officeooo:paragraph-rsid="0022e29d" style:font-weight-asian="normal" style:font-weight-complex="normal"/>
    </style:style>
    <style:style style:name="P8" style:family="paragraph" style:parent-style-name="Standard">
      <style:text-properties style:font-name="Liberation Sans" fo:font-weight="normal" officeooo:rsid="00138089" officeooo:paragraph-rsid="00260d23" style:font-weight-asian="normal" style:font-weight-complex="normal"/>
    </style:style>
    <style:style style:name="P9" style:family="paragraph" style:parent-style-name="Standard">
      <style:text-properties style:font-name="Liberation Sans" fo:font-weight="normal" officeooo:rsid="0016c1da" officeooo:paragraph-rsid="00260d23" style:font-weight-asian="normal" style:font-weight-complex="normal"/>
    </style:style>
    <style:style style:name="P10" style:family="paragraph" style:parent-style-name="Standard">
      <style:text-properties style:font-name="Liberation Sans" fo:font-weight="normal" officeooo:rsid="00260d23" officeooo:paragraph-rsid="00260d23" style:font-weight-asian="normal" style:font-weight-complex="normal"/>
    </style:style>
    <style:style style:name="P11" style:family="paragraph" style:parent-style-name="Standard" style:list-style-name="L2">
      <style:text-properties style:font-name="Liberation Sans" fo:font-weight="normal" officeooo:rsid="00267391" officeooo:paragraph-rsid="00267391" style:font-weight-asian="normal" style:font-weight-complex="normal"/>
    </style:style>
    <style:style style:name="P12" style:family="paragraph" style:parent-style-name="Standard">
      <style:text-properties style:font-name="Liberation Sans" officeooo:rsid="00186ced" officeooo:paragraph-rsid="001f7b14"/>
    </style:style>
    <style:style style:name="P13" style:family="paragraph" style:parent-style-name="Standard">
      <style:text-properties style:font-name="Liberation Sans" officeooo:rsid="0015ce1b" officeooo:paragraph-rsid="00260d23"/>
    </style:style>
    <style:style style:name="P14" style:family="paragraph" style:parent-style-name="Standard">
      <style:text-properties style:font-name="Liberation Sans" officeooo:rsid="0016f69b" officeooo:paragraph-rsid="00260d23"/>
    </style:style>
    <style:style style:name="P15" style:family="paragraph" style:parent-style-name="Standard">
      <style:text-properties style:font-name="Liberation Sans" fo:font-weight="bold" officeooo:rsid="00260d23" officeooo:paragraph-rsid="00260d23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288d35" officeooo:paragraph-rsid="00288d35" style:font-weight-asian="bold" style:font-weight-complex="bold"/>
    </style:style>
    <style:style style:name="P17" style:family="paragraph" style:parent-style-name="Standard">
      <style:text-properties officeooo:rsid="0015ce1b" officeooo:paragraph-rsid="001f7b14"/>
    </style:style>
    <style:style style:name="P18" style:family="paragraph" style:parent-style-name="Standard" style:list-style-name="L2">
      <style:text-properties officeooo:paragraph-rsid="0024a06c"/>
    </style:style>
    <style:style style:name="P19" style:family="paragraph" style:parent-style-name="Standard" style:list-style-name="L2">
      <style:text-properties officeooo:paragraph-rsid="0026c40e"/>
    </style:style>
    <style:style style:name="P20" style:family="paragraph" style:parent-style-name="Standard" style:list-style-name="L2">
      <style:text-properties officeooo:rsid="0024a06c" officeooo:paragraph-rsid="0024a06c"/>
    </style:style>
    <style:style style:name="P21" style:family="paragraph" style:parent-style-name="Standard" style:list-style-name="L2">
      <style:text-properties officeooo:rsid="0024a06c" officeooo:paragraph-rsid="0026c40e"/>
    </style:style>
    <style:style style:name="P22" style:family="paragraph" style:parent-style-name="Standard">
      <style:text-properties fo:font-weight="bold" officeooo:paragraph-rsid="00260d23" style:font-weight-asian="bold" style:font-weight-complex="bold"/>
    </style:style>
    <style:style style:name="P23" style:family="paragraph" style:parent-style-name="Standard">
      <style:text-properties officeooo:paragraph-rsid="00260d23"/>
    </style:style>
    <style:style style:name="P24" style:family="paragraph" style:parent-style-name="Standard" style:list-style-name="L2">
      <style:text-properties officeooo:rsid="00267391" officeooo:paragraph-rsid="00267391"/>
    </style:style>
    <style:style style:name="P25" style:family="paragraph" style:parent-style-name="Standard">
      <style:text-properties officeooo:rsid="0016f69b" officeooo:paragraph-rsid="00260d23"/>
    </style:style>
    <style:style style:name="T1" style:family="text">
      <style:text-properties style:font-name="Liberation Sans" officeooo:rsid="0011c8a9"/>
    </style:style>
    <style:style style:name="T2" style:family="text">
      <style:text-properties style:font-name="Liberation Sans" officeooo:rsid="00186ced"/>
    </style:style>
    <style:style style:name="T3" style:family="text">
      <style:text-properties style:font-name="Liberation Sans" officeooo:rsid="001f7b14"/>
    </style:style>
    <style:style style:name="T4" style:family="text">
      <style:text-properties style:font-name="Liberation Sans" officeooo:rsid="0015161a"/>
    </style:style>
    <style:style style:name="T5" style:family="text">
      <style:text-properties style:font-name="Liberation Sans" officeooo:rsid="0016c1da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fo:font-weight="bold" officeooo:rsid="00186ced" style:font-weight-asian="bold" style:font-weight-complex="bold"/>
    </style:style>
    <style:style style:name="T8" style:family="text">
      <style:text-properties style:font-name="Liberation Sans" fo:font-weight="bold" officeooo:rsid="001f7b14" style:font-weight-asian="bold" style:font-weight-complex="bold"/>
    </style:style>
    <style:style style:name="T9" style:family="text">
      <style:text-properties style:font-name="Liberation Sans" fo:font-weight="bold" officeooo:rsid="0024a06c" style:font-weight-asian="bold" style:font-weight-complex="bold"/>
    </style:style>
    <style:style style:name="T10" style:family="text">
      <style:text-properties style:font-name="Liberation Sans" fo:font-weight="bold" officeooo:rsid="00267391" style:font-weight-asian="bold" style:font-weight-complex="bold"/>
    </style:style>
    <style:style style:name="T11" style:family="text">
      <style:text-properties style:font-name="Liberation Sans" fo:font-weight="bold" officeooo:rsid="0026c40e" style:font-weight-asian="bold" style:font-weight-complex="bold"/>
    </style:style>
    <style:style style:name="T12" style:family="text">
      <style:text-properties style:font-name="Liberation Sans" fo:font-weight="normal" style:font-weight-asian="normal" style:font-weight-complex="normal"/>
    </style:style>
    <style:style style:name="T13" style:family="text">
      <style:text-properties style:font-name="Liberation Sans" fo:font-weight="normal" officeooo:rsid="00186ced" style:font-weight-asian="normal" style:font-weight-complex="normal"/>
    </style:style>
    <style:style style:name="T14" style:family="text">
      <style:text-properties style:font-name="Liberation Sans" fo:font-weight="normal" officeooo:rsid="001f7b14" style:font-weight-asian="normal" style:font-weight-complex="normal"/>
    </style:style>
    <style:style style:name="T15" style:family="text">
      <style:text-properties style:font-name="Liberation Sans" fo:font-weight="normal" officeooo:rsid="0024a06c" style:font-weight-asian="normal" style:font-weight-complex="normal"/>
    </style:style>
    <style:style style:name="T16" style:family="text">
      <style:text-properties style:font-name="Liberation Sans" fo:font-weight="normal" officeooo:rsid="00260d23" style:font-weight-asian="normal" style:font-weight-complex="normal"/>
    </style:style>
    <style:style style:name="T17" style:family="text">
      <style:text-properties style:font-name="Liberation Sans" fo:font-weight="normal" officeooo:rsid="00267391" style:font-weight-asian="normal" style:font-weight-complex="normal"/>
    </style:style>
    <style:style style:name="T18" style:family="text">
      <style:text-properties style:font-name="Liberation Sans" fo:font-weight="normal" officeooo:rsid="0026c40e" style:font-weight-asian="normal" style:font-weight-complex="normal"/>
    </style:style>
    <style:style style:name="T19" style:family="text">
      <style:text-properties officeooo:rsid="001f7b14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4a06c" style:font-weight-asian="bold" style:font-weight-complex="bold"/>
    </style:style>
    <style:style style:name="T22" style:family="text">
      <style:text-properties fo:font-weight="bold" officeooo:rsid="0015ea53" style:font-weight-asian="bold" style:font-weight-complex="bold"/>
    </style:style>
    <style:style style:name="T23" style:family="text">
      <style:text-properties fo:font-weight="bold" officeooo:rsid="00260d23" style:font-weight-asian="bold" style:font-weight-complex="bold"/>
    </style:style>
    <style:style style:name="T24" style:family="text">
      <style:text-properties officeooo:rsid="00215806"/>
    </style:style>
    <style:style style:name="T25" style:family="text">
      <style:text-properties officeooo:rsid="0022793c"/>
    </style:style>
    <style:style style:name="T26" style:family="text">
      <style:text-properties officeooo:rsid="0024a06c"/>
    </style:style>
    <style:style style:name="T27" style:family="text">
      <style:text-properties officeooo:rsid="00260d23"/>
    </style:style>
    <style:style style:name="T28" style:family="text">
      <style:text-properties officeooo:rsid="001936ed"/>
    </style:style>
    <style:style style:name="T29" style:family="text">
      <style:text-properties officeooo:rsid="0015ea53"/>
    </style:style>
    <style:style style:name="T30" style:family="text">
      <style:text-properties officeooo:rsid="001801f3"/>
    </style:style>
    <style:style style:name="T31" style:family="text">
      <style:text-properties style:font-name="DejaVu Sans"/>
    </style:style>
    <style:style style:name="T32" style:family="text">
      <style:text-properties style:font-name="DejaVu Sans" officeooo:rsid="00260d23"/>
    </style:style>
    <style:style style:name="T33" style:family="text">
      <style:text-properties style:font-name="DejaVu Sans" fo:font-weight="bold" officeooo:rsid="00260d23" style:font-weight-asian="bold" style:font-weight-complex="bold"/>
    </style:style>
    <style:style style:name="T34" style:family="text">
      <style:text-properties style:font-name="DejaVu Sans" fo:font-weight="bold" officeooo:rsid="0026c40e" style:font-weight-asian="bold" style:font-weight-complex="bold"/>
    </style:style>
    <style:style style:name="T35" style:family="text">
      <style:text-properties style:font-name="DejaVu Sans" officeooo:rsid="00288d35"/>
    </style:style>
    <style:style style:name="T36" style:family="text">
      <style:text-properties officeooo:rsid="0026c4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purpose of Lab </text:span><text:span text:style-name="T3">4</text:span><text:span text:style-name="T1"> is to </text:span><text:span text:style-name="T3">apply arrays to make storage more usable.</text:span></text:p>
      <text:p text:style-name="P1"><text:span text:style-name="T3"/></text:p>
      <text:p text:style-name="P1"><text:span text:style-name="T4">T</text:span><text:span text:style-name="T2">inyTown </text:span><text:span text:style-name="T5">University </text:span><text:span text:style-name="T3">has asked for another tool for their faculty. This time they would like a gradebook application. The professor will enter an </text:span><text:span text:style-name="T8">assignment title</text:span><text:span text:style-name="T3"> and </text:span><text:span text:style-name="T8">10 class grades</text:span><text:span text:style-name="T3">. The class size will always be 10. The application will create a </text:span><text:span text:style-name="T8">new</text:span><text:span text:style-name="T14"> </text:span><text:span text:style-name="T8">file</text:span><text:span text:style-name="T14"> </text:span><text:span text:style-name="T16">using</text:span><text:span text:style-name="T14"> the title and all 10 grades. The application will also print the </text:span><text:span text:style-name="T8">max</text:span><text:span text:style-name="T14">, </text:span><text:span text:style-name="T8">min</text:span><text:span text:style-name="T14">, and </text:span><text:span text:style-name="T8">average</text:span><text:span text:style-name="T14"> grade for the assignment on the </text:span><text:span text:style-name="T8">console.</text:span><text:span text:style-name="T14"> </text:span></text:p>
      <text:p text:style-name="P12"/>
      <text:p text:style-name="P17"><text:span text:style-name="T4">T</text:span><text:span text:style-name="T2">o get started download your_lastName_lab</text:span><text:span text:style-name="T3">4</text:span><text:span text:style-name="T2">.cpp and open it with our IDE. Use </text:span><text:span text:style-name="T7">File→Save As </text:span><text:span text:style-name="T13">to replace "your_lastName" with your actual last name.</text:span></text:p>
      <text:p text:style-name="P2"/>
      <text:p text:style-name="P2"><text:span text:style-name="T19">Complete these steps:</text:span></text:p>
      <text:list xml:id="list2445916621" text:style-name="L2">
        <text:list-item>
          <text:p text:style-name="P3">Create a constant integer outside of the <text:span text:style-name="T20">main </text:span>function called CLASS_SIZE. Give this constant the value 10.</text:p>
        </text:list-item>
        <text:list-item>
          <text:p text:style-name="P4">Prompt the user to enter an <text:span text:style-name="T20">assignment title</text:span>. You will need to create an appropriate variable to hold this input.</text:p>
        </text:list-item>
        <text:list-item>
          <text:p text:style-name="P4">Create and open an <text:span text:style-name="T20">output filestream</text:span>. (not in append mode this time). Open or create a file with <text:span text:style-name="T24">a filename that is the assignment title with ".txt" added to the end. Refer to Lab 1 to see how to do this.</text:span></text:p>
        </text:list-item>
        <text:list-item>
          <text:p text:style-name="P5">Create an array of floating points values <text:span text:style-name="T25">whose size is</text:span> CLASS_<text:span text:style-name="T25">SIZE. This array will be used to hold the students’ grades, so name it appropriately.</text:span></text:p>
        </text:list-item>
        <text:list-item>
          <text:p text:style-name="P7">Add variables to your program to track the <text:span text:style-name="T20">maximum </text:span>grade, <text:span text:style-name="T20">minimum </text:span>grade, and the <text:span text:style-name="T20">sum </text:span>of all grades. <text:span text:style-name="T26">Initialize these 3 with </text:span><text:span text:style-name="T21">appropriate</text:span><text:span text:style-name="T26"> values.</text:span></text:p>
        </text:list-item>
        <text:list-item>
          <text:p text:style-name="P5">Create a <text:span text:style-name="T20">for</text:span> loop with the following conditions:</text:p>
          <text:list>
            <text:list-item>
              <text:p text:style-name="P5">Initialize an integer named <text:span text:style-name="T20">i </text:span>with the starting value 0.</text:p>
            </text:list-item>
            <text:list-item>
              <text:p text:style-name="P5">The loop should run while <text:span text:style-name="T20">i </text:span>is less than CLASS_SIZE.</text:p>
            </text:list-item>
            <text:list-item>
              <text:p text:style-name="P5">The loop should increase the value of <text:span text:style-name="T20">i </text:span>by one every loop.</text:p>
            </text:list-item>
          </text:list>
        </text:list-item>
        <text:list-item>
          <text:p text:style-name="P7">Inside the body of the <text:span text:style-name="T20">for</text:span> loop:</text:p>
          <text:list>
            <text:list-item>
              <text:p text:style-name="P18"><text:span text:style-name="T15">Prompt the user to enter one grade. The grade should be greater than or equal to 0 and less than or equal to 100. Use a </text:span><text:span text:style-name="T9">do...while</text:span><text:span text:style-name="T15"> loop to continue prompting the user until a valid grade is entered. </text:span><text:span text:style-name="T17">Store that input in index </text:span><text:span text:style-name="T10">i </text:span><text:span text:style-name="T17">of your grades array.</text:span></text:p>
            </text:list-item>
            <text:list-item>
              <text:p text:style-name="P20"><text:span text:style-name="T12">Write the new grade into the file. </text:span><text:span text:style-name="T18">Store every grade</text:span></text:p>
            </text:list-item>
          </text:list>
        </text:list-item>
        <text:list-item>
          <text:p text:style-name="P24"><text:span text:style-name="T12">Create a </text:span><text:span text:style-name="T6">while</text:span><text:span text:style-name="T12"> loop with the following conditions:</text:span></text:p>
          <text:list>
            <text:list-item>
              <text:p text:style-name="P6">Initialize an integer named <text:span text:style-name="T20">i </text:span>with the starting value 0.</text:p>
            </text:list-item>
            <text:list-item>
              <text:p text:style-name="P6">The loop should run while <text:span text:style-name="T20">i </text:span>is less than CLASS_SIZE.</text:p>
            </text:list-item>
            <text:list-item>
              <text:p text:style-name="P6">The loop should increase the value of <text:span text:style-name="T20">i </text:span>by one every loop.</text:p>
            </text:list-item>
          </text:list>
        </text:list-item>
        <text:list-item>
          <text:p text:style-name="P11">Inside the <text:span text:style-name="T20">while</text:span> loop:</text:p>
          <text:list>
            <text:list-item>
              <text:p text:style-name="P18"><text:span text:style-name="T15">If the </text:span><text:span text:style-name="T18">grade at index</text:span><text:span text:style-name="T11"> i of the grades array</text:span><text:span text:style-name="T9"> </text:span><text:span text:style-name="T15">is the smallest that has been </text:span><text:span text:style-name="T18">processed</text:span><text:span text:style-name="T15"> yet, update the value stored in you integer for the </text:span><text:span text:style-name="T9">minimum </text:span><text:span text:style-name="T15">value.</text:span></text:p>
            </text:list-item>
            <text:list-item>
              <text:p text:style-name="P19"><text:span text:style-name="T15">If the </text:span><text:span text:style-name="T18">grade at index</text:span><text:span text:style-name="T11"> i of the grades array</text:span><text:span text:style-name="T9"> <text:s/></text:span><text:span text:style-name="T15">is the </text:span><text:span text:style-name="T18">largest</text:span><text:span text:style-name="T15"> that has been </text:span><text:span text:style-name="T18">processed</text:span><text:span text:style-name="T15"> yet, update the value stored in you integer for the </text:span><text:span text:style-name="T9">maximum </text:span><text:span text:style-name="T15">value.</text:span></text:p>
            </text:list-item>
            <text:list-item>
              <text:p text:style-name="P21"><text:span text:style-name="T12">Add the </text:span><text:span text:style-name="T18">grade at index</text:span><text:span text:style-name="T11"> i of the grades array</text:span><text:span text:style-name="T12"> into your variable that is storing the </text:span><text:span text:style-name="T6">sum</text:span><text:span text:style-name="T12"> of all the grades.</text:span></text:p>
            </text:list-item>
          </text:list>
        </text:list-item>
        <text:list-item>
          <text:p text:style-name="P18"><text:span text:style-name="T15">After the </text:span><text:span text:style-name="T18">while</text:span><text:span text:style-name="T15"> loop has run:</text:span></text:p>
          <text:list>
            <text:list-item>
              <text:p text:style-name="P20"><text:span text:style-name="T12">Print the </text:span><text:span text:style-name="T6">maximum </text:span><text:span text:style-name="T12">grade on the console with an appropriate label.</text:span></text:p>
            </text:list-item>
            <text:list-item>
              <text:p text:style-name="P20"><text:span text:style-name="T12">Print the </text:span><text:span text:style-name="T6">minimum </text:span><text:span text:style-name="T12">grade on the console with an appropriate label.</text:span></text:p>
            </text:list-item>
            <text:list-item>
              <text:p text:style-name="P18"><text:span text:style-name="T15">Use the </text:span><text:span text:style-name="T9">sum </text:span><text:span text:style-name="T15">of all of the grades to print the </text:span><text:span text:style-name="T9">average</text:span><text:span text:style-name="T15"> grade on the console with an appropriate label. </text:span><text:span text:style-name="T17">Be aware of integer division. </text:span></text:p>
            </text:list-item>
          </text:list>
        </text:list-item>
        <text:list-item>
          <text:p text:style-name="P20"><text:span text:style-name="T12">Close the file and print a short goodbye message.</text:span></text:p>
        </text:list-item>
      </text:list>
      <text:p text:style-name="P25"><text:soft-page-break/><text:span text:style-name="T12">Sample Output:</text:span></text:p>
      <text:p text:style-name="P9"/>
      <text:p text:style-name="P23"><text:span text:style-name="T33">What is the title of this </text:span><text:span text:style-name="T34">assignment</text:span><text:span text:style-name="T33">: </text:span><text:span text:style-name="T34">Lab1</text:span></text:p>
      <text:p text:style-name="P22"><text:span text:style-name="T32">Please enter a grades(0-100): 100</text:span></text:p>
      <text:p text:style-name="P15"><text:span text:style-name="T31">Please enter a grades(0-100): 95</text:span></text:p>
      <text:p text:style-name="P15"><text:span text:style-name="T31">Please enter a grades(0-100): 87</text:span></text:p>
      <text:p text:style-name="P15"><text:span text:style-name="T31">Please enter a grades(0-100): 92</text:span></text:p>
      <text:p text:style-name="P15"><text:span text:style-name="T31">Please enter a grades(0-100): 97</text:span></text:p>
      <text:p text:style-name="P15"><text:span text:style-name="T31">Please enter a grades(0-100): 91</text:span></text:p>
      <text:p text:style-name="P15"><text:span text:style-name="T31">Please enter a grades(0-100): 82</text:span></text:p>
      <text:p text:style-name="P15"><text:span text:style-name="T31">Please enter a grades(0-100): 100</text:span></text:p>
      <text:p text:style-name="P15"><text:span text:style-name="T31">Please enter a grades(0-100): 88</text:span></text:p>
      <text:p text:style-name="P15"><text:span text:style-name="T31">Please enter a grades(0-100): 96</text:span></text:p>
      <text:p text:style-name="P15"><text:span text:style-name="T31">The maximum grade is: 100</text:span></text:p>
      <text:p text:style-name="P15"><text:span text:style-name="T31">The minimum grade is: 82</text:span></text:p>
      <text:p text:style-name="P15"><text:span text:style-name="T31">The average grade is: </text:span><text:span text:style-name="T35">92.8</text:span></text:p>
      <text:p text:style-name="P16"><text:span text:style-name="T35">T</text:span><text:span text:style-name="T31">hank you. Goodbye</text:span></text:p>
      <text:p text:style-name="P10"><text:span text:style-name="T31"/></text:p>
      <text:p text:style-name="P9"><text:span text:style-name="T32"><text:tab/></text:span></text:p>
      <text:p text:style-name="P13"/>
      <text:p text:style-name="P14">You can check the Rubric to make sure that your program is correct.</text:p>
      <text:p text:style-name="P14"/>
      <text:p text:style-name="P8"><text:span text:style-name="T28">Attach </text:span><text:span text:style-name="T22">yourLastName_lab</text:span><text:span text:style-name="T23">4</text:span><text:span text:style-name="T22">.cpp </text:span><text:span text:style-name="T29">(renamed to your actual name) as you</text:span><text:span text:style-name="T30">r</text:span><text:span text:style-name="T29"> submission for Lab </text:span><text:span text:style-name="T27">4</text:span><text:span text:style-name="T2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09-27T14:37:57.059603919</dc:date>
    <meta:editing-duration>PT17M35S</meta:editing-duration>
    <meta:editing-cycles>4</meta:editing-cycles>
    <meta:document-statistic meta:table-count="0" meta:image-count="0" meta:object-count="0" meta:page-count="2" meta:paragraph-count="48" meta:word-count="654" meta:character-count="3545" meta:non-whitespace-character-count="2959"/>
  </office:meta>
</office:document-meta>
</file>